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.title">
      <style:paragraph-properties fo:text-align="center" style:justify-single-word="false"/>
      <style:text-properties fo:font-size="13pt" style:font-size-asian="13pt" style:font-size-complex="13pt"/>
    </style:style>
    <style:style style:name="P2" style:family="paragraph" style:parent-style-name="Heading_20_1">
      <style:paragraph-properties fo:text-align="justify" style:justify-single-word="false"/>
      <style:text-properties fo:font-size="13pt" style:font-size-asian="13pt" style:font-size-complex="13pt"/>
    </style:style>
    <style:style style:name="P3" style:family="paragraph" style:parent-style-name="Text_20_body">
      <style:paragraph-properties fo:text-align="justify" style:justify-single-word="false"/>
      <style:text-properties fo:font-size="13pt" style:font-size-asian="13pt" style:font-size-complex="13pt"/>
    </style:style>
    <style:style style:name="P4" style:family="paragraph" style:parent-style-name="Text_20_body" style:list-style-name="OrgDescriptionList">
      <style:paragraph-properties fo:text-align="justify" style:justify-single-word="false"/>
      <style:text-properties fo:font-size="13pt" style:font-size-asian="13pt" style:font-size-complex="13pt"/>
    </style:style>
    <style:style style:name="P5" style:family="paragraph" style:parent-style-name="Text_20_body_20_bold" style:list-style-name="OrgDescriptionList">
      <style:paragraph-properties fo:text-align="justify" style:justify-single-word="false"/>
      <style:text-properties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Equation"/>
      </text:sequence-decls>
      <text:p text:style-name="P1">One Laptop Per Child</text:p>
      <text:p text:style-name="P3">One Laptop per Child (OLPC) is a non-profit organization founded in 2005 with the goal of transforming education by providing every child with access to a connected laptop computer, the XO laptop. Connected laptops provide a cost-effective way for states to create learning environments that facilitate the greatest possible development of all children. We are driven by a firm belief that laptops have a unique ability to leverage children’s innate curiosity and desire to learn, to develop critical thinking skills, and to foster a life-long love of learning. </text:p>
      <text:h text:style-name="P2" text:outline-level="1"><text:bookmark-start text:name="OrgXref.sec-1"/><text:bookmark text:name="sec-1"/>OLPC Mission <text:bookmark-end text:name="OrgXref.sec-1"/></text:h>
      <text:p text:style-name="P3">To create educational opportunities for all by providing each child with a rugged, low-cost, low-power, connected laptop with content and software designed for collaborative, joyful, self-empowered learning. </text:p>
      <text:h text:style-name="P2" text:outline-level="1"><text:bookmark-start text:name="OrgXref.sec-2"/><text:bookmark text:name="sec-2"/>Five core principles <text:bookmark-end text:name="OrgXref.sec-2"/></text:h>
      <text:list xml:id="list1048745495" text:style-name="OrgDescriptionList">
        <text:list-item>
          <text:p text:style-name="P5">Child ownership</text:p>
          <text:list>
            <text:list-item>
              <text:p text:style-name="P4">Access to information and activities at all times create a portable learning and teaching environment. Child ownership includes protecting, caring for, and sharing this creative environment. </text:p>
            </text:list-item>
          </text:list>
        </text:list-item>
        <text:list-item>
          <text:p text:style-name="P5">Low ages</text:p>
          <text:list>
            <text:list-item>
              <text:p text:style-name="P4">The XO is designed for the use of children ages 4 to 12, covering the years of elementary school. </text:p>
            </text:list-item>
          </text:list>
        </text:list-item>
        <text:list-item>
          <text:p text:style-name="P5">Saturation</text:p>
          <text:list>
            <text:list-item>
              <text:p text:style-name="P4">In order to achieve meaningful educational improvement each child should own a laptop so no one is left out: digital saturation implies whole communities to become a part of the program. </text:p>
            </text:list-item>
          </text:list>
        </text:list-item>
        <text:list-item>
          <text:p text:style-name="P5">Connection</text:p>
          <text:list>
            <text:list-item>
              <text:p text:style-name="P4">XOs not only connect to the internet but to other XOs as well, providing an “expanded school” that grows beyond the walls of the classroom, enabling a dialogue among generations, nations and cultures. </text:p>
            </text:list-item>
          </text:list>
        </text:list-item>
        <text:list-item>
          <text:p text:style-name="P5">Free and Open Software</text:p>
          <text:list>
            <text:list-item>
              <text:p text:style-name="P4">As children grow and pursue new ideas, the software, content, resources and tools should be able to grow with them. Children not only participate in activities and acquire knowledge; they can create activities and transfer knowledge too, and share it with the entire global community.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#c0c0c0" fo:padding="0.049cm" fo:border="0.51pt solid #000000" style:shadow="none">
        <style:background-image/>
      </style:paragraph-properties>
    </style:style>
    <style:style style:name="OrgFixedWidthBlock" style:family="paragraph" style:parent-style-name="Preformatted_20_Text">
      <style:paragraph-properties fo:background-color="#c0c0c0" fo:padding="0.049cm" fo:border="0.51pt solid #000000" style:shadow="none">
        <style:background-image/>
      </style:paragraph-properties>
    </style:style>
    <style:style style:name="OrgCenter" style:family="paragraph" style:parent-style-name="Text_20_body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style:style style:name="OrgTodo" style:family="text">
      <style:text-properties fo:color="#ff0000"/>
    </style:style>
    <style:style style:name="OrgDone" style:family="text">
      <style:text-properties fo:color="#008000"/>
    </style:style>
    <style:style style:name="OrgTag" style:family="text">
      <style:text-properties fo:background-color="#add8e6"/>
    </style:style>
    <style:style style:name="OrgTimestamp" style:family="text">
      <style:text-properties fo:color="#bebebe"/>
    </style:style>
    <style:style style:name="OrgTimestampKeyword" style:family="text">
      <style:text-properties fo:color="#5f9ea0"/>
    </style:style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rgSimpleGraphics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/>
    </style:style>
    <style:style style:name="OrgCaptionedGraphics" style:family="graphic" style:parent-style-name="Graphics">
      <style:graphic-properties svg:width="0cm" style:rel-width="100%" fo:min-height="0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InlineGraphics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InlineFormula" style:family="graphic" style:parent-style-name="Formula">
      <style:graphic-properties text:anchor-type="as-char" svg:y="0cm" fo:margin-left="0.201cm" fo:margin-right="0.201cm" style:vertical-pos="middle" style:vertical-rel="text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5f_20_5f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5f_20_5f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5f_20_5f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5f_20_5f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5f_20_5f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5f_20_5f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OrgDescriptionList">
      <text:list-level-style-number text:level="1" style:num-format="">
        <style:list-level-properties text:space-before="0.635cm" text:min-label-width="0.635cm"/>
      </text:list-level-style-number>
      <text:list-level-style-number text:level="2" style:num-format="">
        <style:list-level-properties text:space-before="1.27cm" text:min-label-width="0.635cm"/>
      </text:list-level-style-number>
      <text:list-level-style-number text:level="3" style:num-format="">
        <style:list-level-properties text:space-before="1.905cm" text:min-label-width="0.635cm"/>
      </text:list-level-style-number>
      <text:list-level-style-number text:level="4" style:num-format="">
        <style:list-level-properties text:space-before="2.54cm" text:min-label-width="0.635cm"/>
      </text:list-level-style-number>
      <text:list-level-style-number text:level="5" style:num-format="">
        <style:list-level-properties text:space-before="3.175cm" text:min-label-width="0.635cm"/>
      </text:list-level-style-number>
      <text:list-level-style-number text:level="6" style:num-format="">
        <style:list-level-properties text:space-before="3.81cm" text:min-label-width="0.635cm"/>
      </text:list-level-style-number>
      <text:list-level-style-number text:level="7" style:num-format="">
        <style:list-level-properties text:space-before="4.445cm" text:min-label-width="0.635cm"/>
      </text:list-level-style-number>
      <text:list-level-style-number text:level="8" style:num-format="">
        <style:list-level-properties text:space-before="5.08cm" text:min-label-width="0.635cm"/>
      </text:list-level-style-number>
      <text:list-level-style-number text:level="9" style:num-format="">
        <style:list-level-properties text:space-before="5.715cm" text:min-label-width="0.635cm"/>
      </text:list-level-style-number>
      <text:list-level-style-number text:level="10" style:num-format="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PC Foundation (c) 2011 One Laptop Per Child Association, Inc.</meta:initial-creator>
    <dc:date>2011-09-12T18:10:47</dc:date>
    <meta:creation-date>2011-09-12</meta:creation-date>
    <meta:generator>LibreOffice/3.4$Linux LibreOffice_project/340m1$Build-302</meta:generator>
    <meta:keyword/>
    <dc:subject/>
    <dc:title>One Laptop Per Child</dc:title>
    <meta:document-statistic meta:table-count="0" meta:image-count="0" meta:object-count="0" meta:page-count="1" meta:paragraph-count="15" meta:word-count="288" meta:character-count="1851" meta:non-whitespace-character-count="1569"/>
    <meta:editing-duration>PT11S</meta:editing-duration>
    <meta:editing-cycles>1</meta:editing-cycles>
  </office:meta>
</office:document-meta>
</file>